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uted capacity - 1 block" table:style-name="ta1">
        <table:shapes>
          <draw:frame draw:z-index="0" draw:style-name="gr1" draw:text-style-name="P1" svg:width="480.7pt" svg:height="270.37pt" svg:x="114.41pt" svg:y="0pt">
            <draw:object draw:notify-on-update-of-ranges="'computed capacity - 1 block'.A1:'computed capacity - 1 block'.A1 'computed capacity - 1 block'.A2:'computed capacity - 1 block'.A21 'computed capacity - 1 block'.B1:'computed capacity - 1 block'.B1 'computed capacity - 1 block'.B2:'computed capacity - 1 block'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apacit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32326.49697222" calcext:value-type="float">
            <text:p>3232326.49697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70132.02918337" calcext:value-type="float">
            <text:p>3470132.029183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88637.07308294" calcext:value-type="float">
            <text:p>3688637.073082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62674.64777072" calcext:value-type="float">
            <text:p>3862674.647770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95077.9575081" calcext:value-type="float">
            <text:p>3995077.95750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00358.48924181" calcext:value-type="float">
            <text:p>4100358.489241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87701.23105065" calcext:value-type="float">
            <text:p>4187701.231050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62493.22634578" calcext:value-type="float">
            <text:p>4262493.226345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27663.68476913" calcext:value-type="float">
            <text:p>4327663.684769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85656.21926115" calcext:value-type="float">
            <text:p>4385656.21926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37785.10185842" calcext:value-type="float">
            <text:p>4437785.101858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85068.77351094" calcext:value-type="float">
            <text:p>4485068.773510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28498.78297757" calcext:value-type="float">
            <text:p>4528498.782977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68515.14361647" calcext:value-type="float">
            <text:p>4568515.143616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05652.75351206" calcext:value-type="float">
            <text:p>4605652.753512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40354.29709151" calcext:value-type="float">
            <text:p>4640354.297091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72868.2490981" calcext:value-type="float">
            <text:p>4672868.24909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03429.29072161" calcext:value-type="float">
            <text:p>4703429.290721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32303.01458549" calcext:value-type="float">
            <text:p>4732303.014585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59672.1131394" calcext:value-type="float">
            <text:p>4759672.11313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2T00:15:11.449838348</dc:date>
    <meta:editing-duration>PT12M20S</meta:editing-duration>
    <meta:editing-cycles>1</meta:editing-cycles>
    <meta:document-statistic meta:table-count="1" meta:cell-count="4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a65d" draw:fill-color="#00a65d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959cm" svg:height="9.539cm" xlink:href=".." xlink:type="simple" chart:class="chart:scatter" chart:style-name="ch1">
        <chart:plot-area chart:style-name="ch2" table:cell-range-address="'computed capacity - 1 block'.A1:'computed capacity - 1 block'.B21" chart:data-source-has-labels="row" svg:x="1.35cm" svg:y="0.19cm" svg:width="15.27cm" svg:height="8.178cm">
          <chartooo:coordinate-region svg:x="2.897cm" svg:y="0.389cm" svg:width="13.536cm" svg:height="7.332cm"/>
          <chart:axis chart:dimension="x" chart:name="primary-x" chart:style-name="ch3">
            <chart:title svg:x="8.822cm" svg:y="8.558cm" chart:style-name="ch4">
              <text:p>K</text:p>
            </chart:title>
            <chart:grid chart:style-name="ch5" chart:class="major"/>
          </chart:axis>
          <chart:axis chart:dimension="y" chart:name="primary-y" chart:style-name="ch3">
            <chart:title svg:x="0.451cm" svg:y="5.487cm" chart:style-name="ch6">
              <text:p>Capacity (bits/s)</text:p>
            </chart:title>
            <chart:grid chart:style-name="ch5" chart:class="major"/>
          </chart:axis>
          <chart:series chart:style-name="ch7" chart:values-cell-range-address="'computed capacity - 1 block'.B2:'computed capacity - 1 block'.B21" chart:label-cell-address="'computed capacity - 1 block'.B1:'computed capacity - 1 block'.B1" chart:class="chart:scatter">
            <chart:domain table:cell-range-address="'computed capacity - 1 block'.A2:'computed capacity - 1 block'.A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pacity</text:p>
                <draw:g>
                  <svg:desc>'computed capacity - 1 block'.B1:'computed capacity - 1 block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mputed capacity - 1 block'.A2:'computed capacity - 1 block'.A21</svg:desc>
                </draw:g>
              </table:table-cell>
              <table:table-cell office:value-type="float" office:value="3232326.49697222">
                <text:p>3232326.49697222</text:p>
                <draw:g>
                  <svg:desc>'computed capacity - 1 block'.B2:'computed capacity - 1 block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470132.02918337">
                <text:p>3470132.029183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688637.07308294">
                <text:p>3688637.07308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862674.64777072">
                <text:p>3862674.64777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995077.9575081">
                <text:p>3995077.95750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100358.48924181">
                <text:p>4100358.489241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187701.23105065">
                <text:p>4187701.231050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262493.22634578">
                <text:p>4262493.226345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327663.68476913">
                <text:p>4327663.684769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385656.21926115">
                <text:p>4385656.21926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437785.10185842">
                <text:p>4437785.10185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485068.77351094">
                <text:p>4485068.773510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528498.78297757">
                <text:p>4528498.782977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568515.14361647">
                <text:p>4568515.143616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605652.75351206">
                <text:p>4605652.753512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640354.29709151">
                <text:p>4640354.29709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672868.2490981">
                <text:p>4672868.24909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703429.29072161">
                <text:p>4703429.290721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732303.01458549">
                <text:p>4732303.014585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759672.1131394">
                <text:p>4759672.11313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